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EGM_V1.2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THT:C_Disc_D4.3mm_W1.9mm_P5.00mm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00mm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  <table:table-cell/>
        </table:table-row>
        <table:table-row table:style-name="ro1"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apacitor_THT:C_Disc_D4.3mm_W1.9mm_P5.00mm</text:p>
          </table:table-cell>
          <table:table-cell/>
        </table:table-row>
        <table:table-row table:style-name="ro1">
          <table:table-cell office:value-type="string" calcext:value-type="string">
            <text:p>C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THT:C_Rect_L7.2mm_W2.5mm_P5.00mm_FKS2_FKP2_MKS2_MKP2</text:p>
          </table:table-cell>
          <table:table-cell/>
        </table:table-row>
        <table:table-row table:style-name="ro1">
          <table:table-cell office:value-type="string" calcext:value-type="string">
            <text:p>C103,C104,C203,C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2mm_W2.5mm_P5.00mm_FKS2_FKP2_MKS2_MKP2</text:p>
          </table:table-cell>
          <table:table-cell/>
        </table:table-row>
        <table:table-row table:style-name="ro1">
          <table:table-cell office:value-type="string" calcext:value-type="string">
            <text:p>C105,C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Rect_L7.2mm_W4.5mm_P5.00mm_FKS2_FKP2_MKS2_MKP2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THT:C_Rect_L7.2mm_W2.5mm_P5.00mm_FKS2_FKP2_MKS2_MKP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  <table:table-cell/>
        </table:table-row>
        <table:table-row table:style-name="ro1">
          <table:table-cell office:value-type="string" calcext:value-type="string">
            <text:p>J1,J2,J3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  <table:table-cell/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457</text:p>
          </table:table-cell>
          <table:table-cell office:value-type="string" calcext:value-type="string">
            <text:p>Package_TO_SOT_THT:TO-92_HandSolder</text:p>
          </table:table-cell>
          <table:table-cell/>
        </table:table-row>
        <table:table-row table:style-name="ro1">
          <table:table-cell office:value-type="string" calcext:value-type="string">
            <text:p>R1,R2,R3,R103,R108,R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4,R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5,R6,R104,R105,R204,R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106,R107,R206,R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1011,R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01,RV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CRM:SPDT_SlideSwitch</text:p>
          </table:table-cell>
          <table:table-cell/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DIP:DIP-8_W7.62mm</text:p>
          </table:table-cell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4:51:39.472478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8T14:52:56.345360196</dc:date>
    <dc:creator>Andrew Martin</dc:creator>
    <meta:editing-duration>PT3M9S</meta:editing-duration>
    <meta:editing-cycles>2</meta:editing-cycles>
    <meta:generator>LibreOffice/7.5.9.2$Linux_X86_64 LibreOffice_project/50$Build-2</meta:generator>
    <meta:printed-by>Andrew Martin</meta:printed-by>
    <meta:print-date>2026-01-28T14:52:23.001062743</meta:print-date>
    <meta:document-statistic meta:table-count="1" meta:cell-count="95" meta:object-count="0"/>
  </office:meta>
</office:document-meta>
</file>